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1f74f5" officeooo:paragraph-rsid="001f74f5" style:font-size-asian="12pt" style:font-size-complex="12pt"/>
    </style:style>
    <style:style style:name="P3" style:family="paragraph" style:parent-style-name="Standard">
      <style:text-properties style:font-name="Liberation Serif" fo:font-size="12pt" officeooo:rsid="001f74f5" officeooo:paragraph-rsid="0030e5ca" style:font-size-asian="12pt" style:font-size-complex="12pt"/>
    </style:style>
    <style:style style:name="P4" style:family="paragraph" style:parent-style-name="Standard">
      <style:text-properties style:font-name="Liberation Serif" fo:font-size="12pt" officeooo:rsid="00215350" officeooo:paragraph-rsid="00215350" style:font-size-asian="12pt" style:font-size-complex="12pt"/>
    </style:style>
    <style:style style:name="P5" style:family="paragraph" style:parent-style-name="Standard">
      <style:paragraph-properties fo:line-height="150%"/>
      <style:text-properties style:font-name="Liberation Serif" fo:font-size="12pt" officeooo:paragraph-rsid="0030e5ca" style:font-size-asian="12pt" style:font-size-complex="12pt"/>
    </style:style>
    <style:style style:name="P6" style:family="paragraph" style:parent-style-name="Standard">
      <style:text-properties style:font-name="Liberation Serif" fo:font-size="12pt" fo:font-weight="normal" officeooo:rsid="001f74f5" officeooo:paragraph-rsid="001f74f5" style:font-size-asian="12pt" style:font-weight-asian="normal" style:font-size-complex="12pt" style:font-weight-complex="normal"/>
    </style:style>
    <style:style style:name="P7" style:family="paragraph" style:parent-style-name="Standard">
      <style:paragraph-properties fo:line-height="150%"/>
      <style:text-properties style:font-name="Liberation Serif" fo:font-size="12pt" fo:font-weight="normal" officeooo:rsid="001f74f5" officeooo:paragraph-rsid="0030e5ca" style:font-size-asian="12pt" style:font-weight-asian="normal" style:font-size-complex="12pt" style:font-weight-complex="normal"/>
    </style:style>
    <style:style style:name="P8" style:family="paragraph" style:parent-style-name="Standard">
      <style:paragraph-properties fo:line-height="150%"/>
      <style:text-properties style:font-name="Liberation Serif" fo:font-size="14pt" fo:font-weight="normal" officeooo:rsid="000d9cf8" officeooo:paragraph-rsid="0030e5ca" style:font-size-asian="14pt" style:font-weight-asian="normal" style:font-size-complex="14pt" style:font-weight-complex="normal"/>
    </style:style>
    <style:style style:name="P9" style:family="paragraph" style:parent-style-name="Standard" style:list-style-name="L7">
      <style:paragraph-properties fo:line-height="150%" fo:text-align="justify" style:justify-single-word="false"/>
      <style:text-properties style:font-name="Liberation Serif" fo:font-size="14pt" fo:font-weight="normal" officeooo:rsid="00133001" officeooo:paragraph-rsid="002f4df7" style:font-size-asian="14pt" style:font-weight-asian="normal" style:font-name-complex="Abyssinica SIL" style:font-size-complex="14pt" style:font-weight-complex="normal"/>
    </style:style>
    <style:style style:name="P10" style:family="paragraph" style:parent-style-name="Standard">
      <style:paragraph-properties fo:line-height="150%"/>
      <style:text-properties style:font-name="Liberation Serif" fo:font-size="14pt" fo:font-weight="normal" officeooo:paragraph-rsid="0030e5ca" style:font-size-asian="14pt" style:font-weight-asian="normal" style:font-size-complex="14pt" style:font-weight-complex="normal"/>
    </style:style>
    <style:style style:name="P11" style:family="paragraph" style:parent-style-name="Standard" style:list-style-name="L7">
      <style:paragraph-properties fo:line-height="150%"/>
      <style:text-properties fo:font-size="14pt" fo:font-weight="normal" officeooo:rsid="00103511" officeooo:paragraph-rsid="002f4df7" style:font-size-asian="14pt" style:font-weight-asian="normal" style:font-size-complex="14pt" style:font-weight-complex="normal"/>
    </style:style>
    <style:style style:name="P12" style:family="paragraph" style:parent-style-name="Standard" style:list-style-name="L7">
      <style:paragraph-properties fo:line-height="150%"/>
      <style:text-properties fo:font-size="14pt" fo:font-weight="normal" officeooo:rsid="000d9cf8" officeooo:paragraph-rsid="002f4df7" style:font-size-asian="14pt" style:font-weight-asian="normal" style:font-size-complex="14pt" style:font-weight-complex="normal"/>
    </style:style>
    <style:style style:name="P13" style:family="paragraph" style:parent-style-name="Standard" style:list-style-name="L7">
      <style:paragraph-properties fo:line-height="150%"/>
      <style:text-properties fo:font-size="14pt" fo:font-weight="normal" officeooo:rsid="00101e60" officeooo:paragraph-rsid="002f4df7" style:font-size-asian="14pt" style:font-weight-asian="normal" style:font-size-complex="14pt" style:font-weight-complex="normal"/>
    </style:style>
    <style:style style:name="P14" style:family="paragraph" style:parent-style-name="Standard" style:list-style-name="L7">
      <style:paragraph-properties fo:line-height="150%"/>
      <style:text-properties fo:font-size="14pt" fo:font-weight="normal" officeooo:rsid="002f4df7" officeooo:paragraph-rsid="002f4df7" style:font-size-asian="14pt" style:font-weight-asian="normal" style:font-size-complex="14pt" style:font-weight-complex="normal"/>
    </style:style>
    <style:style style:name="P15" style:family="paragraph" style:parent-style-name="Standard" style:list-style-name="L7">
      <style:paragraph-properties fo:line-height="150%"/>
      <style:text-properties fo:font-size="14pt" officeooo:rsid="000d9cf8" officeooo:paragraph-rsid="002f4df7" style:font-size-asian="14pt" style:font-size-complex="14pt"/>
    </style:style>
    <style:style style:name="P16" style:family="paragraph" style:parent-style-name="Standard">
      <style:text-properties officeooo:paragraph-rsid="0030e5ca"/>
    </style:style>
    <style:style style:name="P17" style:family="paragraph" style:parent-style-name="Standard">
      <style:paragraph-properties fo:line-height="100%"/>
      <style:text-properties officeooo:paragraph-rsid="0030e5ca"/>
    </style:style>
    <style:style style:name="P18" style:family="paragraph" style:parent-style-name="Text_20_body" style:list-style-name="L3">
      <style:text-properties fo:font-size="10.5pt"/>
    </style:style>
    <style:style style:name="P19" style:family="paragraph" style:parent-style-name="Text_20_body">
      <style:text-properties style:font-name="Liberation Serif" fo:font-size="12pt" officeooo:rsid="001f74f5" officeooo:paragraph-rsid="001f74f5" style:font-size-asian="12pt" style:font-size-complex="12pt"/>
    </style:style>
    <style:style style:name="P20" style:family="paragraph" style:parent-style-name="Text_20_body" style:list-style-name="L4">
      <style:text-properties officeooo:paragraph-rsid="001f74f5"/>
    </style:style>
    <style:style style:name="P21" style:family="paragraph" style:parent-style-name="Text_20_body">
      <style:text-properties officeooo:paragraph-rsid="0028e3c0"/>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2">
      <style:paragraph-properties fo:margin-top="0cm" fo:margin-bottom="0cm" loext:contextual-spacing="false"/>
      <style:text-properties fo:font-size="10.5pt"/>
    </style:style>
    <style:style style:name="P25" style:family="paragraph" style:parent-style-name="Text_20_body" style:list-style-name="L7">
      <style:paragraph-properties fo:margin-top="0cm" fo:margin-bottom="0cm" loext:contextual-spacing="false"/>
    </style:style>
    <style:style style:name="P26" style:family="paragraph" style:parent-style-name="Heading_20_3">
      <style:paragraph-properties fo:line-height="100%"/>
      <style:text-properties fo:font-size="12pt" fo:font-weight="normal" officeooo:paragraph-rsid="0030e5ca" style:font-size-asian="12pt" style:font-weight-asian="normal" style:font-size-complex="12pt" style:font-weight-complex="normal"/>
    </style:style>
    <style:style style:name="T1" style:family="text">
      <style:text-properties officeooo:rsid="00215350"/>
    </style:style>
    <style:style style:name="T2" style:family="text">
      <style:text-properties fo:font-weight="bold" officeooo:rsid="0015d5e5" style:font-weight-asian="bold" style:font-weight-complex="bold"/>
    </style:style>
    <style:style style:name="T3" style:family="text">
      <style:text-properties fo:font-weight="bold" officeooo:rsid="000d9cf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5350" style:font-weight-asian="normal" style:font-weight-complex="normal"/>
    </style:style>
    <style:style style:name="T6" style:family="text">
      <style:text-properties fo:font-weight="normal" officeooo:rsid="0022721c" style:font-weight-asian="normal" style:font-weight-complex="normal"/>
    </style:style>
    <style:style style:name="T7" style:family="text">
      <style:text-properties fo:font-weight="normal" officeooo:rsid="0024293a" style:font-weight-asian="normal" style:font-weight-complex="normal"/>
    </style:style>
    <style:style style:name="T8" style:family="text">
      <style:text-properties fo:font-weight="normal" officeooo:rsid="00273abb" style:font-weight-asian="normal" style:font-weight-complex="normal"/>
    </style:style>
    <style:style style:name="T9" style:family="text">
      <style:text-properties fo:font-weight="normal" officeooo:rsid="00101e60" style:font-weight-asian="normal" style:font-weight-complex="normal"/>
    </style:style>
    <style:style style:name="T10" style:family="text">
      <style:text-properties fo:font-weight="normal" officeooo:rsid="000d9cf8" style:font-weight-asian="normal" style:font-weight-complex="normal"/>
    </style:style>
    <style:style style:name="T11" style:family="text">
      <style:text-properties fo:font-weight="normal" officeooo:rsid="0015d5e5" style:font-weight-asian="normal" style:font-weight-complex="normal"/>
    </style:style>
    <style:style style:name="T12" style:family="text">
      <style:text-properties officeooo:rsid="0022721c"/>
    </style:style>
    <style:style style:name="T13" style:family="text">
      <style:text-properties style:font-name="Liberation Serif" fo:font-size="12pt" fo:font-weight="normal" officeooo:rsid="00273abb" style:font-size-asian="12pt" style:font-weight-asian="normal" style:font-size-complex="12pt" style:font-weight-complex="normal"/>
    </style:style>
    <style:style style:name="T14" style:family="text">
      <style:text-properties style:font-name="Liberation Serif" fo:font-size="12pt" fo:font-weight="normal" officeooo:rsid="0028e3c0" style:font-size-asian="12pt" style:font-weight-asian="normal" style:font-size-complex="12pt" style:font-weight-complex="normal"/>
    </style:style>
    <style:style style:name="T15" style:family="text">
      <style:text-properties style:font-name="Liberation Serif" fo:font-size="10.5pt" fo:font-weight="normal" officeooo:rsid="00273abb" style:font-size-asian="12pt" style:font-weight-asian="normal" style:font-size-complex="12pt" style:font-weight-complex="normal"/>
    </style:style>
    <style:style style:name="T16" style:family="text">
      <style:text-properties officeooo:rsid="0024293a"/>
    </style:style>
    <style:style style:name="T17" style:family="text">
      <style:text-properties officeooo:rsid="002e6a10"/>
    </style:style>
    <style:style style:name="T18" style:family="text">
      <style:text-properties officeooo:rsid="00101e60"/>
    </style:style>
    <style:style style:name="T19" style:family="text">
      <style:text-properties fo:font-style="normal" style:font-style-asian="normal" style:font-style-complex="normal"/>
    </style:style>
    <style:style style:name="T20" style:family="text">
      <style:text-properties fo:font-size="14pt" style:font-size-asian="14pt" style:font-size-complex="14pt"/>
    </style:style>
    <style:style style:name="T21" style:family="text">
      <style:text-properties fo:font-size="14pt" officeooo:rsid="0014937f" style:font-size-asian="14pt" style:font-size-complex="14pt"/>
    </style:style>
    <style:style style:name="T22" style:family="text">
      <style:text-properties fo:font-size="14pt" fo:font-weight="bold" officeooo:rsid="000d9cf8"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fo:font-weight="normal" officeooo:rsid="000d9cf8" style:font-size-asian="14pt" style:font-weight-asian="normal" style:font-size-complex="14pt" style:font-weight-complex="normal"/>
    </style:style>
    <style:style style:name="T25" style:family="text">
      <style:text-properties fo:font-size="14pt" fo:font-weight="normal" officeooo:rsid="0015d5e5" style:font-size-asian="14pt" style:font-weight-asian="normal" style:font-size-complex="14pt" style:font-weight-complex="normal"/>
    </style:style>
    <style:style style:name="T26" style:family="text">
      <style:text-properties style:font-name="Liberation Serif"/>
    </style:style>
    <style:style style:name="T27" style:family="text">
      <style:text-properties style:font-name="Liberation Serif" fo:font-size="14pt" style:font-size-asian="14pt" style:font-size-complex="14pt"/>
    </style:style>
    <style:style style:name="T28" style:family="text">
      <style:text-properties style:font-name="Liberation Serif" fo:font-size="14pt" officeooo:rsid="0016fc5e" style:font-size-asian="14pt" style:font-size-complex="14pt"/>
    </style:style>
    <style:style style:name="T29" style:family="text">
      <style:text-properties style:font-name="Liberation Serif" fo:font-size="14pt" fo:font-weight="normal" style:font-size-asian="14pt" style:font-weight-asian="normal" style:font-size-complex="14pt" style:font-weight-complex="normal"/>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fo:font-weight="normal" style:font-size-asian="12pt" style:font-weight-asian="normal" style:font-size-complex="12pt" style:font-weight-complex="normal"/>
    </style:style>
    <style:style style:name="T32" style:family="text">
      <style:text-properties style:font-name="Liberation Serif" fo:font-weight="normal" style:font-weight-asian="normal" style:font-weight-complex="normal"/>
    </style:style>
    <style:style style:name="T33" style:family="text">
      <style:text-properties style:font-name="Liberation Serif" officeooo:rsid="0016fc5e"/>
    </style:style>
    <style:style style:name="T34" style:family="text">
      <style:text-properties officeooo:rsid="0015d5e5"/>
    </style:style>
    <style:style style:name="T35" style:family="text">
      <style:text-properties officeooo:rsid="0016fc5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qualities should a good Agile tester have?</text:p>
      <text:p text:style-name="P1"/>
      <text:p text:style-name="P2">1. Answer:</text:p>
      <text:p text:style-name="P4">Qualities of a good agile tester:</text:p>
      <text:p text:style-name="P4"/>
      <text:p text:style-name="P2"><text:span text:style-name="Strong_20_Emphasis">Pre-iteration: </text:span><text:span text:style-name="Strong_20_Emphasis"><text:span text:style-name="T5">it is important to identify requirments at the early stage. The tester should ensure the quality and achievment of the requirments.</text:span></text:span></text:p>
      <text:p text:style-name="P2"><text:span text:style-name="Strong_20_Emphasis"><text:span text:style-name="T5"/></text:span></text:p>
      <text:p text:style-name="P6"><text:span text:style-name="Strong_20_Emphasis">Feedback Loop Short:</text:span> Agile test<text:span text:style-name="T1">er should </text:span>giv<text:span text:style-name="T1">e</text:span> feedback early, <text:s/>if <text:s/>find a bug <text:span text:style-name="T1">and also he must</text:span> report it to the developer quickly.</text:p>
      <text:p text:style-name="P6"/>
      <text:p text:style-name="P6"><text:span text:style-name="Strong_20_Emphasis">Be active in Meetings: </text:span><text:span text:style-name="Strong_20_Emphasis"><text:span text:style-name="T6">The tester should actively participate in the scrum meeting to ensure quality and also provide feedback where ever necessary.</text:span></text:span></text:p>
      <text:p text:style-name="P6"><text:span text:style-name="Strong_20_Emphasis"/></text:p>
      <text:p text:style-name="P6"><text:span text:style-name="Strong_20_Emphasis"><text:span text:style-name="T12">Continuous Integration: </text:span></text:span><text:span text:style-name="Strong_20_Emphasis"><text:span text:style-name="T6">the tester shold follow the progress and report if any defects are found by applying various test cases.</text:span></text:span></text:p>
      <text:p text:style-name="P6"><text:span text:style-name="Strong_20_Emphasis"/></text:p>
      <text:p text:style-name="P6"><text:span text:style-name="Strong_20_Emphasis"><text:span text:style-name="T12">Agile Testing needs Automation: </text:span></text:span><text:span text:style-name="Strong_20_Emphasis"><text:span text:style-name="T7">we need to test every change in <text:s/>code. Thus automation testing help with this.</text:span></text:span></text:p>
      <text:p text:style-name="P6"><text:span text:style-name="Strong_20_Emphasis"><text:span text:style-name="T7"/></text:span></text:p>
      <text:p text:style-name="P6"><text:span text:style-name="Strong_20_Emphasis"><text:span text:style-name="T16">Parallel Independent Testing</text:span></text:span><text:span text:style-name="Strong_20_Emphasis"><text:span text:style-name="T7">: </text:span></text:span><text:span text:style-name="Strong_20_Emphasis"><text:span text:style-name="T8">this help in perform testing for some of the most difficult form of testing.</text:span></text:span></text:p>
      <text:p text:style-name="P21"><text:span text:style-name="Strong_20_Emphasis"><text:span text:style-name="T14">Must also ensure:</text:span></text:span></text:p>
      <text:list xml:id="list6204515403318488198" text:style-name="L4">
        <text:list-item>
          <text:p text:style-name="P20"><text:span text:style-name="Strong_20_Emphasis"><text:span text:style-name="T15">Provide continuous feedback. </text:span></text:span></text:p>
        </text:list-item>
      </text:list>
      <text:list xml:id="list3731738563046290183" text:style-name="L2">
        <text:list-item>
          <text:p text:style-name="P24">Deliver value to the customer.</text:p>
        </text:list-item>
      </text:list>
      <text:list xml:id="list5392644500787835320" text:style-name="L3">
        <text:list-item>
          <text:p text:style-name="P18">Understand the user stories and their acceptance criteria </text:p>
        </text:list-item>
      </text:list>
      <text:list xml:id="list917914160765180048" text:style-name="L6">
        <text:list-item>
          <text:p text:style-name="P22">Respond to change without impacting the business</text:p>
        </text:list-item>
      </text:list>
      <text:list xml:id="list175629408051574" text:continue-list="list5392644500787835320" text:style-name="L3">
        <text:list-item>
          <text:p text:style-name="P18">Great interpersonal skills with clarity in expression</text:p>
        </text:list-item>
        <text:list-item>
          <text:p text:style-name="P18">Practice continuous improvement</text:p>
        </text:list-item>
      </text:list>
      <text:p text:style-name="P6"/>
      <text:p text:style-name="P6"/>
      <text:p text:style-name="P1">2.What is Test Driven Development (TDD) and how much does it help add business value?</text:p>
      <text:p text:style-name="P1"/>
      <text:p text:style-name="P2">2.Answer:</text:p>
      <text:p text:style-name="P19">Test-driven development (TDD) is an advanced technique of using automated unit tests to drive the design of software and force decoupling of dependencies. The result of using this practice is <text:span text:style-name="T17">of unit testing</text:span> that can be run at any time to provide feedback that the software is still working. This technique is heavily emphasized by those using Agile development methodologies. Creating and running automated tests inside.</text:p>
      <text:list xml:id="list6508461525359379522" text:style-name="L7">
        <text:list-item>
          <text:p text:style-name="P25">Abstracting dependencies in an object-oriented world </text:p>
        </text:list-item>
        <text:list-item>
          <text:p text:style-name="P25">Refactoring new and old features to remove duplication in code </text:p>
        </text:list-item>
        <text:list-item>
          <text:p text:style-name="P25">How to Author a Unit Test </text:p>
        </text:list-item>
        <text:list-item>
          <text:p text:style-name="P25">How to Organize Tests into Test Lists </text:p>
        </text:list-item>
        <text:list-item>
          <text:p text:style-name="P23">How to Run Selected Tests </text:p>
          <text:p text:style-name="P14"><text:soft-page-break/>TDD ADDS BUSINESS VALUE-</text:p>
        </text:list-item>
        <text:list-item>
          <text:p text:style-name="P11">Business value is attained by develping high quality software.</text:p>
        </text:list-item>
        <text:list-item>
          <text:p text:style-name="P12"><text:span text:style-name="T18">TDD </text:span>involves writing automated unit tests to prove that code is working. </text:p>
        </text:list-item>
        <text:list-item>
          <text:p text:style-name="P12">The test code is written <text:span text:style-name="T19">before</text:span> the implementation code is written. </text:p>
        </text:list-item>
        <text:list-item>
          <text:p text:style-name="P12">By writing the tests first, <text:span text:style-name="T18">we can</text:span> know when the code is working once the tests pass. </text:p>
        </text:list-item>
        <text:list-item>
          <text:p text:style-name="P15"><text:span text:style-name="T4">These tests will prove that </text:span><text:span text:style-name="T9">the</text:span><text:span text:style-name="T4"> code is working </text:span><text:span text:style-name="T9">properly.</text:span></text:p>
        </text:list-item>
        <text:list-item>
          <text:p text:style-name="P13">Test-driven development can reduce the total cost of an application. </text:p>
        </text:list-item>
        <text:list-item>
          <text:p text:style-name="P13">The application will have fewer defects </text:p>
        </text:list-item>
        <text:list-item>
          <text:p text:style-name="P13">All of this leads to flexible, maintainable software that can be changed in less time with higher quality.</text:p>
        </text:list-item>
        <text:list-item>
          <text:p text:style-name="P9">Each new feature is added based on the tests. This makes the developer to write code to pass the test. </text:p>
        </text:list-item>
        <text:list-item>
          <text:p text:style-name="P9">This results in a more robust code, that is error and bug free. </text:p>
          <text:p text:style-name="P9">Releasing softwares with very little to no bugs can have huge plus points to a business and significantly increase business value.</text:p>
        </text:list-item>
      </text:list>
      <text:p text:style-name="P2"/>
      <text:p text:style-name="P2"/>
      <text:p text:style-name="P1">3.What is CI? What is the effect of CI in schedule?</text:p>
      <text:p text:style-name="P1"/>
      <text:p text:style-name="P3">3. Answer:Configuration management (CM) is a systems engineering process for establishing and maintaining consistency of a product's performance, functional, and physical attributes with its requirements, design, and operational information throughout its life. It is the 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p>
      <text:p text:style-name="P3"/>
      <text:p text:style-name="P17"><text:span text:style-name="T21">a) </text:span><text:span text:style-name="T30">Subversion (SVN) is probably the version control system with the widest adoption. Most open-source projects use Subversion as a repository because other larger projects, such as SourceForge, Apache, Python, Ruby and </text:span><text:span text:style-name="Emphasis"><text:span text:style-name="T30">many</text:span></text:span><text:span text:style-name="T30"> others, use it as well.</text:span></text:p>
      <text:h text:style-name="P26" text:outline-level="3">Git is the new fast-rising star of version control systems. Initially developed by Linux kernel creator Linus Torvalds, Git has recently taken the Web development community by storm.</text:h>
      <text:p text:style-name="P17"><text:span text:style-name="T31">Mercurial is another </text:span><text:span text:style-name="Strong_20_Emphasis"><text:span text:style-name="T31">open-source distributed version control system</text:span></text:span><text:span text:style-name="T31">, like Git. Mercurial was designed for larger projects, most likely outside the scope of designers and independent Web developers.</text:span></text:p>
      <text:p text:style-name="P10"/>
      <text:p text:style-name="P16"><text:soft-page-break/>b) 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 <text:s/></text:p>
      <text:p text:style-name="P8"/>
      <text:p text:style-name="P3"/>
      <text:p text:style-name="P3"/>
      <text:p text:style-name="P3"/>
      <text:p text:style-name="P2"/>
      <text:p text:style-name="P1">4.What is configuration management? </text:p>
      <text:p text:style-name="P1">a.Name some sample tools available for version control? </text:p>
      <text:p text:style-name="P1"/>
      <text:p text:style-name="P1">b.How does version control help in agile projects?</text:p>
      <text:p text:style-name="P1"/>
      <text:p text:style-name="P1">5.Describe Automated Testing vs Deployment Automation</text:p>
      <text:p text:style-name="P1"/>
      <text:p text:style-name="P2">5.Answer:</text:p>
      <text:p text:style-name="P5"><text:span text:style-name="T11">A</text:span><text:span text:style-name="T10">utomated testing: is </text:span><text:span text:style-name="T11">used </text:span><text:span text:style-name="T10">to simplify the testing effort. Automated testing tools are capable of executing tests, reporting outcomes and comparing results with earlier test runs. Tests carried out with these tools can be run repeatedly, at any time of day. The automation software can also enter test data into the System Under Test , compare expected and actual </text:span><text:span text:style-name="T11">r</text:span><text:span text:style-name="T10">esults and generate detailed test reports. </text:span>Successive development cycles will require execution of same test suite repeatedly. Using a test automation tool it's possible to record this test suite and re-play it as required. Once the <text:span text:style-name="T34">t</text:span>est suite is automated, no human intervention is required . Goal of Automation is to reduce number of test cases to be run manually and not eliminate manual testing all together. </text:p>
      <text:p text:style-name="P5"><text:span text:style-name="T3"/></text:p>
      <text:p text:style-name="P5"><text:span text:style-name="T10">Deployment Automation: </text:span><text:span text:style-name="T11">is used to</text:span><text:span text:style-name="T4"> improve the speed and quality of software releases, and address the challenges of manual software deployment. They can be a collection of </text:span>custom scripts, or a full fledged automated deployment and release management system. <text:span text:style-name="T35">It</text:span> <text:span text:style-name="T35">reduces complexity and risk by using standarised scripts. It can also reduce the overall cost.</text:span></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2" style:font-family-complex="FreeSans"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23:43.793113525</meta:creation-date>
    <dc:date>2016-08-26T17:55:48.247616035</dc:date>
    <meta:editing-duration>PT1H26M2S</meta:editing-duration>
    <meta:editing-cycles>7</meta:editing-cycles>
    <meta:generator>LibreOffice/5.1.4.2$Linux_X86_64 LibreOffice_project/10m0$Build-2</meta:generator>
    <meta:document-statistic meta:table-count="0" meta:image-count="0" meta:object-count="0" meta:page-count="3" meta:paragraph-count="49" meta:word-count="919" meta:character-count="5719" meta:non-whitespace-character-count="4849"/>
  </office:meta>
</office:document-meta>
</file>